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Edwardian Script ITC" svg:font-family="Edwardian Script ITC" style:font-family-generic="script" style:font-pitch="variable" svg:panose-1="3 3 3 2 4 7 7 13 8 4"/>
  </office:font-face-decl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P1" style:parent-style-name="Titre" style:master-page-name="MP0" style:family="paragraph">
      <style:paragraph-properties fo:break-before="page" fo:text-align="center"/>
      <style:text-properties style:font-name="Edwardian Script ITC" fo:font-size="72pt" style:font-size-asian="72pt" style:font-size-complex="72pt"/>
    </style:style>
    <style:style style:name="P4" style:parent-style-name="Titre" style:family="paragraph">
      <style:paragraph-properties fo:text-align="center"/>
      <style:text-properties style:font-name="Edwardian Script ITC" fo:font-size="72pt" style:font-size-asian="72pt" style:font-size-complex="72pt"/>
    </style:style>
    <style:style style:name="P5" style:parent-style-name="Normal" style:family="paragraph">
      <style:text-properties fo:font-size="24pt" style:font-size-asian="24pt" style:font-size-complex="24pt"/>
    </style:style>
    <style:style style:name="P6" style:parent-style-name="Titre" style:family="paragraph">
      <style:paragraph-properties fo:break-before="page"/>
    </style:style>
    <style:style style:name="P7" style:parent-style-name="Normal" style:family="paragraph">
      <style:paragraph-properties fo:text-indent="0.4916in"/>
    </style:style>
    <style:style style:name="P8" style:parent-style-name="Normal" style:family="paragraph">
      <style:paragraph-properties fo:text-indent="0.4916in"/>
    </style:style>
    <style:style style:name="P9" style:parent-style-name="Normal" style:family="paragraph">
      <style:paragraph-properties fo:text-indent="0.4916in"/>
    </style:style>
    <style:style style:name="P10" style:parent-style-name="Normal" style:family="paragraph">
      <style:paragraph-properties fo:text-indent="0.4916in"/>
    </style:style>
    <style:style style:name="P11" style:parent-style-name="Normal" style:family="paragraph">
      <style:paragraph-properties fo:text-indent="0.4916in"/>
    </style:style>
    <style:style style:name="P12" style:parent-style-name="Normal" style:family="paragraph">
      <style:paragraph-properties fo:text-indent="0.4916in"/>
    </style:style>
    <style:style style:name="P13" style:parent-style-name="Normal" style:family="paragraph">
      <style:paragraph-properties fo:text-indent="0.4916in"/>
    </style:style>
    <style:style style:name="P14" style:parent-style-name="Normal" style:family="paragraph">
      <style:paragraph-properties fo:text-indent="0.4916in"/>
    </style:style>
    <style:style style:name="P15" style:parent-style-name="Normal" style:family="paragraph">
      <style:paragraph-properties fo:text-indent="0.4916in"/>
    </style:style>
    <style:style style:name="P16" style:parent-style-name="Titre" style:family="paragraph">
      <style:paragraph-properties fo:break-before="page"/>
    </style:style>
    <style:style style:name="P17" style:parent-style-name="Normal" style:family="paragraph">
      <style:paragraph-properties fo:text-indent="0.4916in"/>
    </style:style>
    <style:style style:name="P18" style:parent-style-name="Normal" style:family="paragraph">
      <style:paragraph-properties fo:text-indent="0.4916in"/>
    </style:style>
    <style:style style:name="P19" style:parent-style-name="Normal" style:family="paragraph">
      <style:paragraph-properties fo:text-indent="0.4916in"/>
    </style:style>
    <style:style style:name="P20" style:parent-style-name="Normal" style:family="paragraph">
      <style:paragraph-properties fo:text-indent="0.4916in"/>
    </style:style>
    <style:style style:name="P21" style:parent-style-name="Normal" style:family="paragraph">
      <style:paragraph-properties fo:text-indent="0.4916in"/>
    </style:style>
    <style:style style:name="P22" style:parent-style-name="Normal" style:family="paragraph">
      <style:paragraph-properties fo:text-indent="0.4916in"/>
    </style:style>
    <style:style style:name="P23" style:parent-style-name="Paragraphedeliste" style:list-style-name="LFO1" style:family="paragraph"/>
    <style:style style:name="P24" style:parent-style-name="Paragraphedeliste" style:list-style-name="LFO1" style:family="paragraph"/>
    <style:style style:name="P25" style:parent-style-name="Paragraphedeliste" style:list-style-name="LFO1" style:family="paragraph"/>
  </office:automatic-styles>
  <office:body>
    <office:text text:use-soft-page-breaks="true">
      <text:p text:style-name="P1"/>
      <text:p text:style-name="P4">Rapport TP musclé</text:p>
      <text:p text:style-name="Normal"/>
      <text:p text:style-name="Normal"/>
      <text:p text:style-name="Normal"/>
      <text:p text:style-name="P5"><text:tab/>Date : 24/12/2018</text:p>
      <text:p text:style-name="Normal"/>
      <text:p text:style-name="Normal"/>
      <text:p text:style-name="Normal"/>
      <text:p text:style-name="Normal"/>
      <text:soft-page-break/>
      <text:p text:style-name="P6">Hiérarchie de classes</text:p>
      <text:p text:style-name="P7"/>
      <text:p text:style-name="P8">Nous allons expliquer (en résumé) les différents choix d’implémentations que nous avons mis en place lors de ce<text:s/>projet :<text:s/><text:line-break/>Nous avons tout d’abord voulu reproduire le plus fidèlement possible un magasin existant, car ce dernier est très modulaire : peu importe les clients, les produits ou les réductions, tout est indépendant. Notre hiérarchie de classe est basée sur<text:s/>le système suivant :<text:s/></text:p>
      <text:p text:style-name="P9">La classe LaFac permet de stocker les listeners, les customers et les products et les offres. C’est donc la classe qui est la « base de données » du magasin. De plus c’est cette classe qui va gérer le client tout au long du parcours de ce dernier dans le magasin (ou du moins qui le ferais si on devait implémenter une interface). LaFacServer est une représentation/simulation d'un serveur distant, c’est une classe interne car elle n’a de sens qu’à l’intérieur de laFac.</text:p>
      <text:p text:style-name="P10">La classe Customer<text:s/>est celle qui modélise le client. Elle stocke ses achats et son state. Étant donné que ce dernier est amené à changer en fonction du fait que le client se log in ou pas, nous avons opté pour le design pattern State. Ce qui nous permet de faire évoluer l’état du client de manière fluide et de pouvoir facilement ajouter de nouveaux états. On ne traite qu’un seul client à la fois, donc il n’y a pas d’Id pour un client. Les CustomerStates eux sont liés à un client particulier : le customer est voué à changer d’état en se connectant et en se déconnectant.</text:p>
      <text:p text:style-name="P11">La classe CustomerState nous permet donc de traiter les différents états que peux avoir un client. Elle va donc contenir les informations spécifiques à un client et à cet état en particulier. C’est aussi dans cette classe que l’on va mettre les fonctions qui vont permettre de payer, cela nous permet de traiter de manière transparente les moyens de payements qui peuvent différer en fonction de l’état (par exemple les membres qui ont une ou plusieurs cartes).</text:p>
      <text:p text:style-name="P12">La classe Product nous permet de modéliser les produits et les informations qui y sont liées. La classe va représenter la catégorie, alors que le produit en lui-même sera une instance particulière de cette classe. Pour créer une nouvelle catégorie il suffit donc d’hériter de Product. On considère qu’il n’y a pas de sous-catégorie, c’est pourquoi on interdit l’héritage des catégories.</text:p>
      <text:p text:style-name="P13">La classe AbstractOffer nous permet de généraliser le concept d’offres. Dans chaque offre on va retrouver une fonction qui retourne la montant de réduction dont un client peut profiter, la clientèle ciblée (Membres, tout le monde...) ainsi que le montant de la réduction.<text:s/></text:p>
      <text:p text:style-name="P14">Les classes Offers et Products nous permettent de définir et « ranger » des fonctions statiques s’appliquant respectivement à toutes les offres et tous les produits et pouvant donc être appelées de n’importe<text:s/>où.</text:p>
      <text:p text:style-name="Normal"/>
      <text:p text:style-name="P15"/>
      <text:soft-page-break/>
      <text:p text:style-name="P16">Tests</text:p>
      <text:p text:style-name="P17"/>
      <text:p text:style-name="P18">Au niveau des tests nous avons créés une interface pour pouvoir tester plus efficacement toutes les interactions utilisateur.<text:s/>Cela nous permet de simuler le parcours d’un client dans le magasin.<text:s/><text:line-break/>Parmi les différents tests que nous avons pu faire il y a se connecter, se connecter avec un compte qui n’existe pas, acheter des<text:s/>produits (une switch et deux joy con), essayer d’acheter des produits qui n’existent pas<text:s/>payer en tant que membre, en tant que simple visiteur avec des produits qui avaient des offres particulières. A chaque fois on obtient le comportement attendu :<text:s/>l’application nous affiche soit que l’on a réussi, soit nous informe que notre manipulation a échouée et pourquoi.</text:p>
      <text:p text:style-name="P19">De plus on voit<text:s/>la différence de prix entre le Staff et un client simple quand on paie (le staff ayant une réduction de plus sur ce que l’on achète).</text:p>
      <text:p text:style-name="P20"><text:s/>Cela nous permet surtout de tester le comportement du client.</text:p>
      <text:p text:style-name="P21"/>
      <text:p text:style-name="P22">Pour tester le comportement de notre programme lors de la création de nouveaux produits, offres, comptes utilisateurs, nous avons créés un fonction test qui est présente dans main (que vous pouvez modifier si vous voulez tester d’autres choses). Cette fonction test :</text:p>
      <text:list text:style-name="LFO1" text:continue-numbering="true">
        <text:list-item>
          <text:p text:style-name="P23">L’ajout d’un nouveau compte utilisateur qui se passe avec succès</text:p>
        </text:list-item>
        <text:list-item>
          <text:p text:style-name="P24">L’ajout d’un nouveau produit avec un prix négatif qui nous renvoie bien une exception en nous expliquant pourquoi</text:p>
        </text:list-item>
        <text:list-item>
          <text:p text:style-name="P25"/>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Edwardian Script ITC" svg:font-family="Edwardian Script ITC" style:font-family-generic="script" style:font-pitch="variable" svg:panose-1="3 3 3 2 4 7 7 13 8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0743in"/>
      </style:header-style>
      <style:footer-style>
        <style:header-footer-properties style:dynamic-spacing="true" fo:min-height="0.4923in"/>
      </style:footer-style>
    </style:page-layout>
    <style:style style:name="P2" style:parent-style-name="En-tête" style:family="paragraph">
      <style:paragraph-properties fo:text-align="end"/>
    </style:style>
    <style:style style:name="P3" style:parent-style-name="Pieddepage" style:family="paragraph">
      <style:paragraph-properties fo:text-align="end"/>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master-styles>
    <style:master-page style:name="MP0" style:page-layout-name="PL0">
      <style:header>
        <text:p text:style-name="En-tête"><draw:frame draw:z-index="251659264" draw:style-name="a0" draw:name="Image 6" text:anchor-type="paragraph" svg:x="-0.96319in" svg:y="-0.50208in" svg:width="1.63106in" svg:height="0.85631in" style:rel-width="scale" style:rel-height="scale"><draw:image xlink:href="media/image1.jpeg" xlink:type="simple" xlink:show="embed" xlink:actuate="onLoad"/><svg:title/><svg:desc>Résultat de recherche d'images pour "polytech paris sud"</svg:desc></draw:frame><text:s text:c="6"/></text:p>
        <text:p text:style-name="P2">Lucas DAVID<text:line-break/>Théo LEGRAS</text:p>
        <text:p text:style-name="Normal"/>
      </style:header>
      <style:footer>
        <text:p text:style-name="P3"><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eo Legras</meta:initial-creator>
    <dc:creator>Theo Legras</dc:creator>
    <meta:creation-date>2018-12-20T20:45:00Z</meta:creation-date>
    <dc:date>2018-12-24T09:14:00Z</dc:date>
    <meta:template xlink:href="Normal" xlink:type="simple"/>
    <meta:editing-cycles>96</meta:editing-cycles>
    <meta:editing-duration>PT191100S</meta:editing-duration>
    <meta:document-statistic meta:page-count="3" meta:paragraph-count="8" meta:word-count="646" meta:character-count="4194" meta:row-count="29" meta:non-whitespace-character-count="3556"/>
  </office:meta>
</office:document-meta>
</file>